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dashed_20_box">
      <style:graphic-properties fo:min-height="4.564cm" fo:min-width="12.315cm"/>
    </style:style>
    <style:style style:name="gr2" style:family="graphic" style:parent-style-name="standard">
      <style:graphic-properties svg:stroke-color="#999999" draw:textarea-horizontal-align="justify" draw:textarea-vertical-align="middle" draw:auto-grow-height="false" fo:min-height="1.577cm" fo:min-width="3.876cm"/>
    </style:style>
    <style:style style:name="gr3" style:family="graphic" style:parent-style-name="standard">
      <style:graphic-properties draw:textarea-horizontal-align="justify" draw:textarea-vertical-align="middle" draw:auto-grow-height="false" fo:min-height="0.323cm" fo:min-width="2.232cm"/>
    </style:style>
    <style:style style:name="gr4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/>
    </style:style>
    <style:style style:name="gr6" style:family="graphic" style:parent-style-name="dashed_20_box">
      <style:graphic-properties fo:min-height="0.385cm" fo:min-width="2.294cm"/>
    </style:style>
    <style:style style:name="gr7" style:family="graphic" style:parent-style-name="standard">
      <style:graphic-properties draw:textarea-horizontal-align="justify" draw:textarea-vertical-align="middle" draw:auto-grow-height="false" fo:min-height="1.577cm" fo:min-width="3.876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dashed_20_box">
      <style:graphic-properties fo:min-height="0.323cm" fo:min-width="2.23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Fine_20_Dashed" draw:fill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b2b2b2"/>
    </style:style>
    <style:style style:name="P3" style:family="paragraph">
      <style:paragraph-properties fo:text-align="center"/>
      <style:text-properties fo:font-size="13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13pt" style:font-size-asian="18pt" style:font-size-complex="1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13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3pt" fo:font-style="italic" style:font-size-asian="18pt" style:font-style-asian="italic" style:font-size-complex="18pt" style:font-style-complex="italic"/>
    </style:style>
    <style:style style:name="T1" style:family="text">
      <style:text-properties fo:font-size="13pt" style:font-size-asian="18pt" style:font-size-complex="18pt"/>
    </style:style>
    <style:style style:name="T2" style:family="text">
      <style:text-properties fo:font-size="11pt" style:font-size-asian="18pt" style:font-size-complex="18pt"/>
    </style:style>
    <style:style style:name="T3" style:family="text">
      <style:text-properties fo:font-size="13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5.334cm" svg:x="3.54cm" svg:y="6.5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" draw:id="id2" draw:layer="layout" svg:width="4.572cm" svg:height="2.023cm" svg:x="3.54cm" svg:y="13.694cm">
          <text:p text:style-name="P1">OpenMTC<text:line-break/>Gatew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4.572cm" svg:height="2.023cm" svg:x="11.428cm" svg:y="13.703cm">
          <text:p text:style-name="P1">AE (IP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794cm" svg:height="0.635cm" draw:transform="rotate (1.5707963267949) translate (2.905cm 11.041cm)">
          <text:p text:style-name="P1"><text:span text:style-name="T1">RES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line-skew="0.432cm" svg:x1="13.714cm" svg:y1="15.726cm" svg:x2="5.826cm" svg:y2="15.717cm" draw:start-shape="id1" draw:start-glue-point="2" draw:end-shape="id2" svg:d="M13714 15726v958h-7888v-967" svg:viewBox="0 0 7889 968">
          <text:p/>
        </draw:connector>
        <draw:frame draw:style-name="gr5" draw:text-style-name="P5" draw:layer="layout" svg:width="8.382cm" svg:height="1.016cm" svg:x="7.326cm" svg:y="5.593cm">
          <draw:text-box>
            <text:p>OpenMTC SDK</text:p>
          </draw:text-box>
        </draw:frame>
        <draw:custom-shape draw:style-name="gr6" draw:text-style-name="P1" draw:layer="layout" svg:width="2.794cm" svg:height="0.635cm" draw:transform="rotate (1.5707963267949) translate (10.768cm 11.168cm)">
          <text:p text:style-name="P1"><text:span text:style-name="T2">Internal A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xml:id="id3" draw:id="id3" draw:layer="layout" svg:width="4.572cm" svg:height="2.023cm" svg:x="3.54cm" svg:y="8.597cm">
          <text:p text:style-name="P1">OpenMTC<text:line-break/>Back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4" draw:layer="layout" svg:x1="5.826cm" svg:y1="13.694cm" svg:x2="5.826cm" svg:y2="10.62cm" draw:start-shape="id2" draw:end-shape="id3" draw:end-glue-point="2" svg:d="M5826 13694v-3074" svg:viewBox="0 0 1 3075">
          <text:p text:style-name="P1"><text:span text:style-name="T1">register</text:span></text:p>
        </draw:connector>
        <draw:custom-shape draw:style-name="gr9" draw:text-style-name="P1" draw:layer="layout" svg:width="2.794cm" svg:height="0.635cm" draw:transform="rotate (1.5707963267949) translate (8.132cm 11.168cm)">
          <text:p text:style-name="P1"><text:span text:style-name="T2">Internal API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5.461cm" svg:height="0.889cm" svg:x="7.858cm" svg:y="15.903cm">
          <draw:text-box>
            <text:p><text:span text:style-name="T1">register (producer)</text:span></text:p>
          </draw:text-box>
        </draw:frame>
        <draw:frame draw:style-name="gr5" draw:text-style-name="P6" draw:layer="layout" svg:width="2.364cm" svg:height="0.889cm" svg:x="12.606cm" svg:y="14.811cm">
          <draw:text-box>
            <text:p><text:span text:style-name="T1">producer</text:span></text:p>
          </draw:text-box>
        </draw:frame>
        <draw:custom-shape draw:style-name="gr7" draw:text-style-name="P1" xml:id="id4" draw:id="id4" draw:layer="layout" svg:width="4.572cm" svg:height="2.023cm" svg:x="11.429cm" svg:y="8.59cm">
          <text:p text:style-name="P1">AE (IPE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4" draw:layer="layout" draw:line-skew="-0.65cm" svg:x1="13.715cm" svg:y1="8.59cm" svg:x2="5.826cm" svg:y2="8.597cm" draw:start-shape="id4" draw:start-glue-point="0" draw:end-shape="id3" draw:end-glue-point="0" svg:d="M13715 8590v-1177h-7889v1184" svg:viewBox="0 0 7890 1185">
          <text:p/>
        </draw:connector>
        <draw:frame draw:style-name="gr5" draw:text-style-name="P6" draw:layer="layout" svg:width="5.461cm" svg:height="0.889cm" svg:x="7.351cm" svg:y="6.582cm">
          <draw:text-box>
            <text:p><text:span text:style-name="T1">subscribe (consumer)</text:span></text:p>
          </draw:text-box>
        </draw:frame>
        <draw:frame draw:style-name="gr5" draw:text-style-name="P6" draw:layer="layout" svg:width="2.872cm" svg:height="0.889cm" svg:x="12.506cm" svg:y="9.712cm">
          <draw:text-box>
            <text:p><text:span text:style-name="T1">consumer</text:span></text:p>
          </draw:text-box>
        </draw:frame>
        <draw:line draw:style-name="gr11" draw:text-style-name="P7" draw:layer="layout" svg:x1="3.032cm" svg:y1="13.163cm" svg:x2="17.002cm" svg:y2="13.163cm">
          <text:p/>
        </draw:line>
        <draw:frame draw:style-name="gr5" draw:text-style-name="P8" draw:layer="layout" svg:width="5.461cm" svg:height="0.889cm" svg:x="8.493cm" svg:y="12.285cm">
          <draw:text-box>
            <text:p><text:span text:style-name="T3">Infrastructure domain</text:span></text:p>
          </draw:text-box>
        </draw:frame>
        <draw:frame draw:style-name="gr5" draw:text-style-name="P8" draw:layer="layout" svg:width="5.461cm" svg:height="0.889cm" svg:x="8.494cm" svg:y="12.986cm">
          <draw:text-box>
            <text:p><text:span text:style-name="T3">Field doma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draw:textarea-vertical-align="bottom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textarea-horizont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box" style:display-name="dashed box" style:family="graphic" style:parent-style-name="standard">
      <style:graphic-properties draw:stroke="dash" draw:stroke-dash="Fine_20_Dashe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0T15:48:49.932898493</meta:creation-date>
    <dc:date>2017-06-08T17:10:55.858886000</dc:date>
    <meta:editing-duration>PT39M38S</meta:editing-duration>
    <meta:editing-cycles>15</meta:editing-cycles>
    <meta:generator>LibreOffice/5.1.5.2$Linux_X86_64 LibreOffice_project/10m0$Build-2</meta:generator>
    <meta:document-statistic meta:object-count="19"/>
  </office:meta>
</office:document-meta>
</file>